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8c6c" officeooo:paragraph-rsid="00128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1 layer of abstraction: </text:p>
      <text:p text:style-name="P1"><text:s text:c="31"/></text:p>
      <text:p text:style-name="P1">correlation <text:s text:c="10"/>0.5678</text:p>
      <text:p text:style-name="P1">error <text:s text:c="16"/>22.11</text:p>
      <text:p text:style-name="P1">steps <text:s text:c="16"/>10884</text:p>
      <text:p text:style-name="P1"/>
      <text:p text:style-name="P1"/>
      <text:p text:style-name="P1">With 2 layers of abstraction: <text:s/></text:p>
      <text:p text:style-name="P1"><text:s text:c="33"/></text:p>
      <text:p text:style-name="P1">correlation <text:s text:c="10"/>0.5455</text:p>
      <text:p text:style-name="P1">error <text:s text:c="16"/>21.83</text:p>
      <text:p text:style-name="P1">steps <text:s text:c="16"/>50435</text:p>
      <text:p text:style-name="P1"/>
      <text:p text:style-name="P1"/>
      <text:p text:style-name="P1">With 3 layers of abstraction: <text:s/></text:p>
      <text:p text:style-name="P1"/>
      <text:p text:style-name="P1">correlation <text:s text:c="10"/>0.5466</text:p>
      <text:p text:style-name="P1">error <text:s text:c="16"/>21.56</text:p>
      <text:p text:style-name="P1">steps <text:s text:c="16"/>13393</text:p>
      <text:p text:style-name="P1"/>
      <text:p text:style-name="P1"/>
      <text:p text:style-name="P1">With 4 layers of abstraction: <text:s/></text:p>
      <text:p text:style-name="P1"/>
      <text:p text:style-name="P1">correlation <text:s text:c="10"/>0.3555</text:p>
      <text:p text:style-name="P1">error <text:s text:c="16"/>20.95</text:p>
      <text:p text:style-name="P1">steps <text:s text:c="16"/>30486</text:p>
      <text:p text:style-name="P1"/>
      <text:p text:style-name="P1"/>
      <text:p text:style-name="P1">With 5 layers of abstraction: <text:s/></text:p>
      <text:p text:style-name="P1"/>
      <text:p text:style-name="P1">correlation <text:s text:c="10"/>0.2526</text:p>
      <text:p text:style-name="P1">error <text:s text:c="16"/>20.69</text:p>
      <text:p text:style-name="P1">steps <text:s text:c="16"/>7154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8T17:14:40.521968167</dc:date>
    <meta:document-statistic meta:table-count="0" meta:image-count="0" meta:object-count="0" meta:page-count="1" meta:paragraph-count="22" meta:word-count="55" meta:character-count="627" meta:non-whitespace-character-count="309"/>
    <meta:generator>LibreOffice/4.2.7.2$Linux_X86_64 LibreOffice_project/420m0$Build-2</meta:generator>
  </office:meta>
</office:document-meta>
</file>